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110" table:default-cell-style-name="Default"/>
        <table:table-row table:style-name="ro1" table:number-rows-repeated="3">
          <table:table-cell table:number-columns-repeated="110"/>
        </table:table-row>
        <table:table-row table:style-name="ro1">
          <table:table-cell table:style-name="ce1" office:value-type="float" office:value="0.250704056797083" calcext:value-type="float">
            <text:p>0.2507040568</text:p>
          </table:table-cell>
          <table:table-cell table:style-name="ce1" office:value-type="float" office:value="0.207655691938394" calcext:value-type="float">
            <text:p>0.2076556919</text:p>
          </table:table-cell>
          <table:table-cell table:style-name="ce1" office:value-type="float" office:value="0.374004141146079" calcext:value-type="float">
            <text:p>0.3740041411</text:p>
          </table:table-cell>
          <table:table-cell table:style-name="ce1" office:value-type="float" office:value="0.498757682304159" calcext:value-type="float">
            <text:p>0.4987576823</text:p>
          </table:table-cell>
          <table:table-cell table:style-name="ce1" office:value-type="float" office:value="0.0815564312082486" calcext:value-type="float">
            <text:p>0.0815564312</text:p>
          </table:table-cell>
          <table:table-cell table:style-name="ce1" office:value-type="float" office:value="0.487121671252654" calcext:value-type="float">
            <text:p>0.4871216713</text:p>
          </table:table-cell>
          <table:table-cell table:style-name="ce1" office:value-type="float" office:value="0.289828177203009" calcext:value-type="float">
            <text:p>0.2898281772</text:p>
          </table:table-cell>
          <table:table-cell table:style-name="ce1" office:value-type="float" office:value="0.161244595089877" calcext:value-type="float">
            <text:p>0.1612445951</text:p>
          </table:table-cell>
          <table:table-cell table:style-name="ce1" office:value-type="float" office:value="0.376956715251616" calcext:value-type="float">
            <text:p>0.3769567153</text:p>
          </table:table-cell>
          <table:table-cell table:style-name="ce1" office:value-type="float" office:value="0.453212492778519" calcext:value-type="float">
            <text:p>0.4532124928</text:p>
          </table:table-cell>
          <table:table-cell table:style-name="ce1" office:value-type="float" office:value="0.368169104318607" calcext:value-type="float">
            <text:p>0.3681691043</text:p>
          </table:table-cell>
          <table:table-cell table:style-name="ce1" office:value-type="float" office:value="0.274485794888977" calcext:value-type="float">
            <text:p>0.2744857949</text:p>
          </table:table-cell>
          <table:table-cell table:style-name="ce1" office:value-type="float" office:value="0.508151639954037" calcext:value-type="float">
            <text:p>0.50815164</text:p>
          </table:table-cell>
          <table:table-cell table:style-name="ce1" office:value-type="float" office:value="0.294533920208983" calcext:value-type="float">
            <text:p>0.2945339202</text:p>
          </table:table-cell>
          <table:table-cell table:style-name="ce1" office:value-type="float" office:value="0.436628339837397" calcext:value-type="float">
            <text:p>0.4366283398</text:p>
          </table:table-cell>
          <table:table-cell table:style-name="ce1" office:value-type="float" office:value="0.538708976677672" calcext:value-type="float">
            <text:p>0.5387089767</text:p>
          </table:table-cell>
          <table:table-cell table:style-name="ce1" office:value-type="float" office:value="0.633734131409033" calcext:value-type="float">
            <text:p>0.6337341314</text:p>
          </table:table-cell>
          <table:table-cell table:style-name="ce1" office:value-type="float" office:value="0.420125768312013" calcext:value-type="float">
            <text:p>0.4201257683</text:p>
          </table:table-cell>
          <table:table-cell table:style-name="ce1" office:value-type="float" office:value="0.0382919790533742" calcext:value-type="float">
            <text:p>0.0382919791</text:p>
          </table:table-cell>
          <table:table-cell table:style-name="ce1" office:value-type="float" office:value="0.303981627409361" calcext:value-type="float">
            <text:p>0.3039816274</text:p>
          </table:table-cell>
          <table:table-cell table:style-name="ce1" office:value-type="float" office:value="0.276425048137601" calcext:value-type="float">
            <text:p>0.2764250481</text:p>
          </table:table-cell>
          <table:table-cell table:style-name="ce1" office:value-type="float" office:value="0.626813134904321" calcext:value-type="float">
            <text:p>0.6268131349</text:p>
          </table:table-cell>
          <table:table-cell table:style-name="ce1" office:value-type="float" office:value="0.152605076156552" calcext:value-type="float">
            <text:p>0.1526050762</text:p>
          </table:table-cell>
          <table:table-cell table:style-name="ce1" office:value-type="float" office:value="0.144071408916234" calcext:value-type="float">
            <text:p>0.1440714089</text:p>
          </table:table-cell>
          <table:table-cell table:style-name="ce1" office:value-type="float" office:value="0.270043346234894" calcext:value-type="float">
            <text:p>0.2700433462</text:p>
          </table:table-cell>
          <table:table-cell table:style-name="ce1" office:value-type="float" office:value="0.239616919149261" calcext:value-type="float">
            <text:p>0.2396169191</text:p>
          </table:table-cell>
          <table:table-cell table:style-name="ce1" office:value-type="float" office:value="0.265123620615101" calcext:value-type="float">
            <text:p>0.2651236206</text:p>
          </table:table-cell>
          <table:table-cell table:style-name="ce1" office:value-type="float" office:value="0.18687045376193" calcext:value-type="float">
            <text:p>0.1868704538</text:p>
          </table:table-cell>
          <table:table-cell table:style-name="ce1" office:value-type="float" office:value="0.560925635177723" calcext:value-type="float">
            <text:p>0.5609256352</text:p>
          </table:table-cell>
          <table:table-cell table:style-name="ce1" office:value-type="float" office:value="0.272793101769388" calcext:value-type="float">
            <text:p>0.2727931018</text:p>
          </table:table-cell>
          <table:table-cell table:style-name="ce1" office:value-type="float" office:value="0.331535692385558" calcext:value-type="float">
            <text:p>0.3315356924</text:p>
          </table:table-cell>
          <table:table-cell table:style-name="ce1" office:value-type="float" office:value="0.254352168087682" calcext:value-type="float">
            <text:p>0.2543521681</text:p>
          </table:table-cell>
          <table:table-cell table:style-name="ce1" office:value-type="float" office:value="0.205467345151172" calcext:value-type="float">
            <text:p>0.2054673452</text:p>
          </table:table-cell>
          <table:table-cell table:style-name="ce1" office:value-type="float" office:value="0.240618780810615" calcext:value-type="float">
            <text:p>0.2406187808</text:p>
          </table:table-cell>
          <table:table-cell table:style-name="ce1" office:value-type="float" office:value="0.740890722079615" calcext:value-type="float">
            <text:p>0.7408907221</text:p>
          </table:table-cell>
          <table:table-cell table:style-name="ce1" office:value-type="float" office:value="0.70667688457057" calcext:value-type="float">
            <text:p>0.7066768846</text:p>
          </table:table-cell>
          <table:table-cell table:style-name="ce1" office:value-type="float" office:value="0.150631342575504" calcext:value-type="float">
            <text:p>0.1506313426</text:p>
          </table:table-cell>
          <table:table-cell table:style-name="ce1" office:value-type="float" office:value="0.196767587177313" calcext:value-type="float">
            <text:p>0.1967675872</text:p>
          </table:table-cell>
          <table:table-cell table:style-name="ce1" office:value-type="float" office:value="0.175467696685052" calcext:value-type="float">
            <text:p>0.1754676967</text:p>
          </table:table-cell>
          <table:table-cell table:style-name="ce1" office:value-type="float" office:value="0.231218121696613" calcext:value-type="float">
            <text:p>0.2312181217</text:p>
          </table:table-cell>
          <table:table-cell table:style-name="ce1" office:value-type="float" office:value="0.332275386225378" calcext:value-type="float">
            <text:p>0.3322753862</text:p>
          </table:table-cell>
          <table:table-cell table:style-name="ce1" office:value-type="float" office:value="0.89416653903722" calcext:value-type="float">
            <text:p>0.894166539</text:p>
          </table:table-cell>
          <table:table-cell table:style-name="ce1" office:value-type="float" office:value="0.0640020480983092" calcext:value-type="float">
            <text:p>0.0640020481</text:p>
          </table:table-cell>
          <table:table-cell table:style-name="ce1" office:value-type="float" office:value="0.688872892702975" calcext:value-type="float">
            <text:p>0.6888728927</text:p>
          </table:table-cell>
          <table:table-cell table:style-name="ce1" office:value-type="float" office:value="0.359437641271504" calcext:value-type="float">
            <text:p>0.3594376413</text:p>
          </table:table-cell>
          <table:table-cell table:style-name="ce1" office:value-type="float" office:value="0.421568412288312" calcext:value-type="float">
            <text:p>0.4215684123</text:p>
          </table:table-cell>
          <table:table-cell table:style-name="ce1" office:value-type="float" office:value="0.161555971434432" calcext:value-type="float">
            <text:p>0.1615559714</text:p>
          </table:table-cell>
          <table:table-cell table:style-name="ce1" office:value-type="float" office:value="0.371668895922545" calcext:value-type="float">
            <text:p>0.3716688959</text:p>
          </table:table-cell>
          <table:table-cell table:style-name="ce1" office:value-type="float" office:value="0.249156814675946" calcext:value-type="float">
            <text:p>0.2491568147</text:p>
          </table:table-cell>
          <table:table-cell table:style-name="ce1" office:value-type="float" office:value="0.26688218462457" calcext:value-type="float">
            <text:p>0.2668821846</text:p>
          </table:table-cell>
          <table:table-cell table:style-name="ce1" office:value-type="float" office:value="0.192541069780213" calcext:value-type="float">
            <text:p>0.1925410698</text:p>
          </table:table-cell>
          <table:table-cell table:style-name="ce1" office:value-type="float" office:value="0.101389724978691" calcext:value-type="float">
            <text:p>0.101389725</text:p>
          </table:table-cell>
          <table:table-cell table:style-name="ce1" office:value-type="float" office:value="0.367065174192899" calcext:value-type="float">
            <text:p>0.3670651742</text:p>
          </table:table-cell>
          <table:table-cell table:style-name="ce1" office:value-type="float" office:value="0.361353665556563" calcext:value-type="float">
            <text:p>0.3613536656</text:p>
          </table:table-cell>
          <table:table-cell table:style-name="ce1" office:value-type="float" office:value="0.107343531453255" calcext:value-type="float">
            <text:p>0.1073435315</text:p>
          </table:table-cell>
          <table:table-cell table:style-name="ce1" office:value-type="float" office:value="0.487154772442558" calcext:value-type="float">
            <text:p>0.4871547724</text:p>
          </table:table-cell>
          <table:table-cell table:style-name="ce1" office:value-type="float" office:value="0.346451227190337" calcext:value-type="float">
            <text:p>0.3464512272</text:p>
          </table:table-cell>
          <table:table-cell table:style-name="ce1" office:value-type="float" office:value="0.512335412159538" calcext:value-type="float">
            <text:p>0.5123354122</text:p>
          </table:table-cell>
          <table:table-cell table:style-name="ce1" office:value-type="float" office:value="0.218615867320759" calcext:value-type="float">
            <text:p>0.2186158673</text:p>
          </table:table-cell>
          <table:table-cell table:style-name="ce1" office:value-type="float" office:value="0.529502681718316" calcext:value-type="float">
            <text:p>0.5295026817</text:p>
          </table:table-cell>
          <table:table-cell table:style-name="ce1" office:value-type="float" office:value="0.147944606453546" calcext:value-type="float">
            <text:p>0.1479446065</text:p>
          </table:table-cell>
          <table:table-cell table:style-name="ce1" office:value-type="float" office:value="0.353783739022753" calcext:value-type="float">
            <text:p>0.353783739</text:p>
          </table:table-cell>
          <table:table-cell table:style-name="ce1" office:value-type="float" office:value="0.0829402823203315" calcext:value-type="float">
            <text:p>0.0829402823</text:p>
          </table:table-cell>
          <table:table-cell table:style-name="ce1" office:value-type="float" office:value="0.0867064697904306" calcext:value-type="float">
            <text:p>0.0867064698</text:p>
          </table:table-cell>
          <table:table-cell table:style-name="ce1" office:value-type="float" office:value="0.303975744898652" calcext:value-type="float">
            <text:p>0.3039757449</text:p>
          </table:table-cell>
          <table:table-cell table:style-name="ce1" office:value-type="float" office:value="0.345543345258565" calcext:value-type="float">
            <text:p>0.3455433453</text:p>
          </table:table-cell>
          <table:table-cell table:style-name="ce1" office:value-type="float" office:value="0.291687517004006" calcext:value-type="float">
            <text:p>0.291687517</text:p>
          </table:table-cell>
          <table:table-cell table:style-name="ce1" office:value-type="float" office:value="0.113785830398916" calcext:value-type="float">
            <text:p>0.1137858304</text:p>
          </table:table-cell>
          <table:table-cell table:style-name="ce1" office:value-type="float" office:value="0.394034462826206" calcext:value-type="float">
            <text:p>0.3940344628</text:p>
          </table:table-cell>
          <table:table-cell table:style-name="ce1" office:value-type="float" office:value="0.194665705356915" calcext:value-type="float">
            <text:p>0.1946657054</text:p>
          </table:table-cell>
          <table:table-cell table:style-name="ce1" office:value-type="float" office:value="0.144831030505414" calcext:value-type="float">
            <text:p>0.1448310305</text:p>
          </table:table-cell>
          <table:table-cell table:style-name="ce1" office:value-type="float" office:value="0.243243243243243" calcext:value-type="float">
            <text:p>0.2432432432</text:p>
          </table:table-cell>
          <table:table-cell table:style-name="ce1" office:value-type="float" office:value="0.4280234047483" calcext:value-type="float">
            <text:p>0.4280234047</text:p>
          </table:table-cell>
          <table:table-cell table:style-name="ce1" office:value-type="float" office:value="0.111976335403524" calcext:value-type="float">
            <text:p>0.1119763354</text:p>
          </table:table-cell>
          <table:table-cell table:style-name="ce1" office:value-type="float" office:value="0.36034580373601" calcext:value-type="float">
            <text:p>0.36034580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685591170191061" calcext:value-type="float">
            <text:p>0.068559117</text:p>
          </table:table-cell>
          <table:table-cell table:style-name="ce1" office:value-type="float" office:value="0.114271607550576" calcext:value-type="float">
            <text:p>0.11427160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88690136193479" calcext:value-type="float">
            <text:p>0.5886901362</text:p>
          </table:table-cell>
          <table:table-cell table:style-name="ce1" office:value-type="float" office:value="0.17284423995956" calcext:value-type="float">
            <text:p>0.17284424</text:p>
          </table:table-cell>
          <table:table-cell table:style-name="ce1" office:value-type="float" office:value="0.223957004382342" calcext:value-type="float">
            <text:p>0.2239570044</text:p>
          </table:table-cell>
          <table:table-cell table:style-name="ce1" office:value-type="float" office:value="0.0832250378576479" calcext:value-type="float">
            <text:p>0.0832250379</text:p>
          </table:table-cell>
          <table:table-cell table:style-name="ce1" office:value-type="float" office:value="0.229365234732508" calcext:value-type="float">
            <text:p>0.229365234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62392450615408" calcext:value-type="float">
            <text:p>0.1623924506</text:p>
          </table:table-cell>
          <table:table-cell table:style-name="ce1" office:value-type="float" office:value="0.14197455728409" calcext:value-type="float">
            <text:p>0.1419745573</text:p>
          </table:table-cell>
          <table:table-cell table:style-name="ce2" table:number-columns-repeated="22"/>
        </table:table-row>
        <table:table-row table:style-name="ro1">
          <table:table-cell table:style-name="ce1" office:value-type="float" office:value="0.101858856035195" calcext:value-type="float">
            <text:p>0.101858856</text:p>
          </table:table-cell>
          <table:table-cell table:style-name="ce1" office:value-type="float" office:value="0.0778294310650951" calcext:value-type="float">
            <text:p>0.0778294311</text:p>
          </table:table-cell>
          <table:table-cell table:style-name="ce1" office:value-type="float" office:value="0.0192825393228322" calcext:value-type="float">
            <text:p>0.0192825393</text:p>
          </table:table-cell>
          <table:table-cell table:style-name="ce1" office:value-type="float" office:value="0.180537917925214" calcext:value-type="float">
            <text:p>0.1805379179</text:p>
          </table:table-cell>
          <table:table-cell table:style-name="ce1" office:value-type="float" office:value="0.105339671431049" calcext:value-type="float">
            <text:p>0.1053396714</text:p>
          </table:table-cell>
          <table:table-cell table:style-name="ce1" office:value-type="float" office:value="0.0462808133126316" calcext:value-type="float">
            <text:p>0.0462808133</text:p>
          </table:table-cell>
          <table:table-cell table:style-name="ce1" office:value-type="float" office:value="0.22326925586588" calcext:value-type="float">
            <text:p>0.2232692559</text:p>
          </table:table-cell>
          <table:table-cell table:style-name="ce1" office:value-type="float" office:value="0.143083920779884" calcext:value-type="float">
            <text:p>0.1430839208</text:p>
          </table:table-cell>
          <table:table-cell table:style-name="ce1" office:value-type="float" office:value="0.237467075073191" calcext:value-type="float">
            <text:p>0.2374670751</text:p>
          </table:table-cell>
          <table:table-cell table:style-name="ce1" office:value-type="float" office:value="0.197237376753379" calcext:value-type="float">
            <text:p>0.1972373768</text:p>
          </table:table-cell>
          <table:table-cell table:style-name="ce1" office:value-type="float" office:value="0.0983108551319942" calcext:value-type="float">
            <text:p>0.0983108551</text:p>
          </table:table-cell>
          <table:table-cell table:style-name="ce1" office:value-type="float" office:value="0.430341912535497" calcext:value-type="float">
            <text:p>0.4303419125</text:p>
          </table:table-cell>
          <table:table-cell table:style-name="ce1" office:value-type="float" office:value="0.202679087637512" calcext:value-type="float">
            <text:p>0.2026790876</text:p>
          </table:table-cell>
          <table:table-cell table:style-name="ce1" office:value-type="float" office:value="0.242055124622113" calcext:value-type="float">
            <text:p>0.2420551246</text:p>
          </table:table-cell>
          <table:table-cell table:style-name="ce1" office:value-type="float" office:value="0.110771510251412" calcext:value-type="float">
            <text:p>0.1107715103</text:p>
          </table:table-cell>
          <table:table-cell table:style-name="ce1" office:value-type="float" office:value="0.0379093960159467" calcext:value-type="float">
            <text:p>0.037909396</text:p>
          </table:table-cell>
          <table:table-cell table:style-name="ce1" office:value-type="float" office:value="0.196073291634639" calcext:value-type="float">
            <text:p>0.1960732916</text:p>
          </table:table-cell>
          <table:table-cell table:style-name="ce1" office:value-type="float" office:value="0.258395146209534" calcext:value-type="float">
            <text:p>0.2583951462</text:p>
          </table:table-cell>
          <table:table-cell table:style-name="ce1" office:value-type="float" office:value="0.0192825393228322" calcext:value-type="float">
            <text:p>0.0192825393</text:p>
          </table:table-cell>
          <table:table-cell table:style-name="ce1" office:value-type="float" office:value="0.101087658629339" calcext:value-type="float">
            <text:p>0.1010876586</text:p>
          </table:table-cell>
          <table:table-cell table:style-name="ce1" office:value-type="float" office:value="0.15031042277648" calcext:value-type="float">
            <text:p>0.1503104228</text:p>
          </table:table-cell>
          <table:table-cell table:style-name="ce1" office:value-type="float" office:value="0.246538166201189" calcext:value-type="float">
            <text:p>0.2465381662</text:p>
          </table:table-cell>
          <table:table-cell table:style-name="ce1" office:value-type="float" office:value="0.404994828282705" calcext:value-type="float">
            <text:p>0.4049948283</text:p>
          </table:table-cell>
          <table:table-cell table:style-name="ce1" office:value-type="float" office:value="0.101858856035195" calcext:value-type="float">
            <text:p>0.101858856</text:p>
          </table:table-cell>
          <table:table-cell table:style-name="ce1" office:value-type="float" office:value="0.0556459750091815" calcext:value-type="float">
            <text:p>0.055645975</text:p>
          </table:table-cell>
          <table:table-cell table:style-name="ce1" office:value-type="float" office:value="0.256481734341888" calcext:value-type="float">
            <text:p>0.2564817343</text:p>
          </table:table-cell>
          <table:table-cell table:style-name="ce1" office:value-type="float" office:value="0.171415721085669" calcext:value-type="float">
            <text:p>0.1714157211</text:p>
          </table:table-cell>
          <table:table-cell table:style-name="ce1" office:value-type="float" office:value="0.210228073359706" calcext:value-type="float">
            <text:p>0.2102280734</text:p>
          </table:table-cell>
          <table:table-cell table:style-name="ce1" office:value-type="float" office:value="0.0657720100649613" calcext:value-type="float">
            <text:p>0.0657720101</text:p>
          </table:table-cell>
          <table:table-cell table:style-name="ce1" office:value-type="float" office:value="0.105339671431049" calcext:value-type="float">
            <text:p>0.1053396714</text:p>
          </table:table-cell>
          <table:table-cell table:style-name="ce1" office:value-type="float" office:value="0.0657720100649613" calcext:value-type="float">
            <text:p>0.0657720101</text:p>
          </table:table-cell>
          <table:table-cell table:style-name="ce1" office:value-type="float" office:value="0.0567493072007171" calcext:value-type="float">
            <text:p>0.0567493072</text:p>
          </table:table-cell>
          <table:table-cell table:style-name="ce1" office:value-type="float" office:value="0.190538106759113" calcext:value-type="float">
            <text:p>0.1905381068</text:p>
          </table:table-cell>
          <table:table-cell table:style-name="ce1" office:value-type="float" office:value="0.273141618657832" calcext:value-type="float">
            <text:p>0.2731416187</text:p>
          </table:table-cell>
          <table:table-cell table:style-name="ce1" office:value-type="float" office:value="0.198835281882691" calcext:value-type="float">
            <text:p>0.1988352819</text:p>
          </table:table-cell>
          <table:table-cell table:style-name="ce1" office:value-type="float" office:value="0.134935507977714" calcext:value-type="float">
            <text:p>0.134935508</text:p>
          </table:table-cell>
          <table:table-cell table:style-name="ce1" office:value-type="float" office:value="0.211720839875918" calcext:value-type="float">
            <text:p>0.2117208399</text:p>
          </table:table-cell>
          <table:table-cell table:style-name="ce1" office:value-type="float" office:value="0.0892033064933401" calcext:value-type="float">
            <text:p>0.0892033065</text:p>
          </table:table-cell>
          <table:table-cell table:style-name="ce1" office:value-type="float" office:value="0.0994897789517699" calcext:value-type="float">
            <text:p>0.099489779</text:p>
          </table:table-cell>
          <table:table-cell table:style-name="ce1" office:value-type="float" office:value="0.0125724636613525" calcext:value-type="float">
            <text:p>0.0125724637</text:p>
          </table:table-cell>
          <table:table-cell table:style-name="ce1" office:value-type="float" office:value="0.0620033409759142" calcext:value-type="float">
            <text:p>0.062003341</text:p>
          </table:table-cell>
          <table:table-cell table:style-name="ce1" office:value-type="float" office:value="0.256481734341888" calcext:value-type="float">
            <text:p>0.2564817343</text:p>
          </table:table-cell>
          <table:table-cell table:style-name="ce1" office:value-type="float" office:value="0.0868928529156633" calcext:value-type="float">
            <text:p>0.0868928529</text:p>
          </table:table-cell>
          <table:table-cell table:style-name="ce1" office:value-type="float" office:value="0.259144622702346" calcext:value-type="float">
            <text:p>0.2591446227</text:p>
          </table:table-cell>
          <table:table-cell table:style-name="ce1" office:value-type="float" office:value="0.318237945101475" calcext:value-type="float">
            <text:p>0.3182379451</text:p>
          </table:table-cell>
          <table:table-cell table:style-name="ce1" office:value-type="float" office:value="0.0801743806372111" calcext:value-type="float">
            <text:p>0.0801743806</text:p>
          </table:table-cell>
          <table:table-cell table:style-name="ce1" office:value-type="float" office:value="0.365532200065736" calcext:value-type="float">
            <text:p>0.3655322001</text:p>
          </table:table-cell>
          <table:table-cell table:style-name="ce1" office:value-type="float" office:value="0.186146407829949" calcext:value-type="float">
            <text:p>0.1861464078</text:p>
          </table:table-cell>
          <table:table-cell table:style-name="ce1" office:value-type="float" office:value="0.204406803467185" calcext:value-type="float">
            <text:p>0.2044068035</text:p>
          </table:table-cell>
          <table:table-cell table:style-name="ce1" office:value-type="float" office:value="0.0646832653666058" calcext:value-type="float">
            <text:p>0.0646832654</text:p>
          </table:table-cell>
          <table:table-cell table:style-name="ce1" office:value-type="float" office:value="0.0727743096459121" calcext:value-type="float">
            <text:p>0.0727743096</text:p>
          </table:table-cell>
          <table:table-cell table:style-name="ce1" office:value-type="float" office:value="0.0461787867012209" calcext:value-type="float">
            <text:p>0.0461787867</text:p>
          </table:table-cell>
          <table:table-cell table:style-name="ce1" office:value-type="float" office:value="0.190538106759113" calcext:value-type="float">
            <text:p>0.1905381068</text:p>
          </table:table-cell>
          <table:table-cell table:style-name="ce1" office:value-type="float" office:value="0.159569741763821" calcext:value-type="float">
            <text:p>0.1595697418</text:p>
          </table:table-cell>
          <table:table-cell table:style-name="ce1" office:value-type="float" office:value="0.211720839875918" calcext:value-type="float">
            <text:p>0.2117208399</text:p>
          </table:table-cell>
          <table:table-cell table:style-name="ce1" office:value-type="float" office:value="0.17125545843323" calcext:value-type="float">
            <text:p>0.1712554584</text:p>
          </table:table-cell>
          <table:table-cell table:style-name="ce1" office:value-type="float" office:value="0.134935507977714" calcext:value-type="float">
            <text:p>0.134935508</text:p>
          </table:table-cell>
          <table:table-cell table:style-name="ce1" office:value-type="float" office:value="0.329138524858238" calcext:value-type="float">
            <text:p>0.3291385249</text:p>
          </table:table-cell>
          <table:table-cell table:style-name="ce1" office:value-type="float" office:value="0.289045759881422" calcext:value-type="float">
            <text:p>0.2890457599</text:p>
          </table:table-cell>
          <table:table-cell table:style-name="ce1" office:value-type="float" office:value="0.206650666270859" calcext:value-type="float">
            <text:p>0.2066506663</text:p>
          </table:table-cell>
          <table:table-cell table:style-name="ce1" office:value-type="float" office:value="0.336518748585771" calcext:value-type="float">
            <text:p>0.3365187486</text:p>
          </table:table-cell>
          <table:table-cell table:style-name="ce1" office:value-type="float" office:value="0.191673775310939" calcext:value-type="float">
            <text:p>0.1916737753</text:p>
          </table:table-cell>
          <table:table-cell table:style-name="ce1" office:value-type="float" office:value="0.0727743096459121" calcext:value-type="float">
            <text:p>0.0727743096</text:p>
          </table:table-cell>
          <table:table-cell table:style-name="ce1" office:value-type="float" office:value="0.284060612404641" calcext:value-type="float">
            <text:p>0.2840606124</text:p>
          </table:table-cell>
          <table:table-cell table:style-name="ce1" office:value-type="float" office:value="0.180537917925214" calcext:value-type="float">
            <text:p>0.1805379179</text:p>
          </table:table-cell>
          <table:table-cell table:style-name="ce1" office:value-type="float" office:value="0.323818056743853" calcext:value-type="float">
            <text:p>0.3238180567</text:p>
          </table:table-cell>
          <table:table-cell table:style-name="ce1" office:value-type="float" office:value="0.36850494048241" calcext:value-type="float">
            <text:p>0.3685049405</text:p>
          </table:table-cell>
          <table:table-cell table:style-name="ce1" office:value-type="float" office:value="0.117509106522661" calcext:value-type="float">
            <text:p>0.1175091065</text:p>
          </table:table-cell>
          <table:table-cell table:style-name="ce1" office:value-type="float" office:value="0.365532200065736" calcext:value-type="float">
            <text:p>0.3655322001</text:p>
          </table:table-cell>
          <table:table-cell table:style-name="ce1" office:value-type="float" office:value="0.0646832653666058" calcext:value-type="float">
            <text:p>0.0646832654</text:p>
          </table:table-cell>
          <table:table-cell table:style-name="ce1" office:value-type="float" office:value="0.131991815413259" calcext:value-type="float">
            <text:p>0.1319918154</text:p>
          </table:table-cell>
          <table:table-cell table:style-name="ce1" office:value-type="float" office:value="0.365055098341595" calcext:value-type="float">
            <text:p>0.3650550983</text:p>
          </table:table-cell>
          <table:table-cell table:style-name="ce1" office:value-type="float" office:value="0.272663880147973" calcext:value-type="float">
            <text:p>0.2726638801</text:p>
          </table:table-cell>
          <table:table-cell table:style-name="ce1" office:value-type="float" office:value="0.0684143644196577" calcext:value-type="float">
            <text:p>0.0684143644</text:p>
          </table:table-cell>
          <table:table-cell table:style-name="ce1" office:value-type="float" office:value="0.117509106522661" calcext:value-type="float">
            <text:p>0.1175091065</text:p>
          </table:table-cell>
          <table:table-cell table:style-name="ce1" office:value-type="float" office:value="0.171415721085669" calcext:value-type="float">
            <text:p>0.1714157211</text:p>
          </table:table-cell>
          <table:table-cell table:style-name="ce1" office:value-type="float" office:value="0.216482437110267" calcext:value-type="float">
            <text:p>0.2164824371</text:p>
          </table:table-cell>
          <table:table-cell table:style-name="ce1" office:value-type="float" office:value="0.312812538600305" calcext:value-type="float">
            <text:p>0.3128125386</text:p>
          </table:table-cell>
          <table:table-cell table:style-name="ce1" office:value-type="float" office:value="0.0924682493485969" calcext:value-type="float">
            <text:p>0.0924682493</text:p>
          </table:table-cell>
          <table:table-cell table:style-name="ce1" office:value-type="float" office:value="0.211415796529637" calcext:value-type="float">
            <text:p>0.2114157965</text:p>
          </table:table-cell>
          <table:table-cell table:style-name="ce1" office:value-type="float" office:value="0.148322828587367" calcext:value-type="float">
            <text:p>0.1483228286</text:p>
          </table:table-cell>
          <table:table-cell table:style-name="ce1" office:value-type="float" office:value="0.0657720100649613" calcext:value-type="float">
            <text:p>0.0657720101</text:p>
          </table:table-cell>
          <table:table-cell table:style-name="ce1" office:value-type="float" office:value="0.198835281882691" calcext:value-type="float">
            <text:p>0.1988352819</text:p>
          </table:table-cell>
          <table:table-cell table:style-name="ce1" office:value-type="float" office:value="0.183554107728987" calcext:value-type="float">
            <text:p>0.1835541077</text:p>
          </table:table-cell>
          <table:table-cell table:style-name="ce1" office:value-type="float" office:value="0.180537917925214" calcext:value-type="float">
            <text:p>0.1805379179</text:p>
          </table:table-cell>
          <table:table-cell table:style-name="ce1" office:value-type="float" office:value="0.360408344189726" calcext:value-type="float">
            <text:p>0.3604083442</text:p>
          </table:table-cell>
          <table:table-cell table:style-name="ce1" office:value-type="float" office:value="0.365055098341595" calcext:value-type="float">
            <text:p>0.3650550983</text:p>
          </table:table-cell>
          <table:table-cell table:style-name="ce1" office:value-type="float" office:value="0.0983108551319942" calcext:value-type="float">
            <text:p>0.0983108551</text:p>
          </table:table-cell>
          <table:table-cell table:style-name="ce2" table:number-columns-repeated="22"/>
        </table:table-row>
        <table:table-row table:style-name="ro1">
          <table:table-cell table:style-name="ce1" office:value-type="float" office:value="0.147422993778617" calcext:value-type="float">
            <text:p>0.1474229938</text:p>
          </table:table-cell>
          <table:table-cell table:style-name="ce1" office:value-type="float" office:value="0.122529654874075" calcext:value-type="float">
            <text:p>0.1225296549</text:p>
          </table:table-cell>
          <table:table-cell table:style-name="ce1" office:value-type="float" office:value="0.0462808133126316" calcext:value-type="float">
            <text:p>0.0462808133</text:p>
          </table:table-cell>
          <table:table-cell table:style-name="ce1" office:value-type="float" office:value="0.0620033409759142" calcext:value-type="float">
            <text:p>0.062003341</text:p>
          </table:table-cell>
          <table:table-cell table:style-name="ce1" office:value-type="float" office:value="0.318237945101475" calcext:value-type="float">
            <text:p>0.3182379451</text:p>
          </table:table-cell>
          <table:table-cell table:style-name="ce1" office:value-type="float" office:value="0.101858856035195" calcext:value-type="float">
            <text:p>0.101858856</text:p>
          </table:table-cell>
          <table:table-cell table:style-name="ce1" office:value-type="float" office:value="0.148322828587367" calcext:value-type="float">
            <text:p>0.1483228286</text:p>
          </table:table-cell>
          <table:table-cell table:style-name="ce1" office:value-type="float" office:value="0.137156014330274" calcext:value-type="float">
            <text:p>0.1371560143</text:p>
          </table:table-cell>
          <table:table-cell table:style-name="ce1" office:value-type="float" office:value="0.159569741763821" calcext:value-type="float">
            <text:p>0.1595697418</text:p>
          </table:table-cell>
          <table:table-cell table:style-name="ce1" office:value-type="float" office:value="0.147422993778617" calcext:value-type="float">
            <text:p>0.1474229938</text:p>
          </table:table-cell>
          <table:table-cell table:style-name="ce1" office:value-type="float" office:value="0.318567242083436" calcext:value-type="float">
            <text:p>0.3185672421</text:p>
          </table:table-cell>
          <table:table-cell table:style-name="ce1" office:value-type="float" office:value="0.210741369138221" calcext:value-type="float">
            <text:p>0.2107413691</text:p>
          </table:table-cell>
          <table:table-cell table:style-name="ce1" office:value-type="float" office:value="0.0567493072007171" calcext:value-type="float">
            <text:p>0.0567493072</text:p>
          </table:table-cell>
          <table:table-cell table:style-name="ce1" office:value-type="float" office:value="0.0168658140094035" calcext:value-type="float">
            <text:p>0.016865814</text:p>
          </table:table-cell>
          <table:table-cell table:style-name="ce1" office:value-type="float" office:value="0.329138524858238" calcext:value-type="float">
            <text:p>0.3291385249</text:p>
          </table:table-cell>
          <table:table-cell table:style-name="ce1" office:value-type="float" office:value="0.211720839875918" calcext:value-type="float">
            <text:p>0.2117208399</text:p>
          </table:table-cell>
          <table:table-cell table:style-name="ce1" office:value-type="float" office:value="0.336518748585771" calcext:value-type="float">
            <text:p>0.3365187486</text:p>
          </table:table-cell>
          <table:table-cell table:style-name="ce1" office:value-type="float" office:value="0.0170921442901666" calcext:value-type="float">
            <text:p>0.0170921443</text:p>
          </table:table-cell>
          <table:table-cell table:style-name="ce1" office:value-type="float" office:value="0.168532907165776" calcext:value-type="float">
            <text:p>0.1685329072</text:p>
          </table:table-cell>
          <table:table-cell table:style-name="ce1" office:value-type="float" office:value="0.215206966833715" calcext:value-type="float">
            <text:p>0.2152069668</text:p>
          </table:table-cell>
          <table:table-cell table:style-name="ce1" office:value-type="float" office:value="0.404994828282705" calcext:value-type="float">
            <text:p>0.4049948283</text:p>
          </table:table-cell>
          <table:table-cell table:style-name="ce1" office:value-type="float" office:value="0.198835281882691" calcext:value-type="float">
            <text:p>0.1988352819</text:p>
          </table:table-cell>
          <table:table-cell table:style-name="ce1" office:value-type="float" office:value="0.311372382705964" calcext:value-type="float">
            <text:p>0.3113723827</text:p>
          </table:table-cell>
          <table:table-cell table:style-name="ce1" office:value-type="float" office:value="0.131991815413259" calcext:value-type="float">
            <text:p>0.1319918154</text:p>
          </table:table-cell>
          <table:table-cell table:style-name="ce1" office:value-type="float" office:value="0.236097442439932" calcext:value-type="float">
            <text:p>0.2360974424</text:p>
          </table:table-cell>
          <table:table-cell table:style-name="ce1" office:value-type="float" office:value="0.365055098341595" calcext:value-type="float">
            <text:p>0.3650550983</text:p>
          </table:table-cell>
          <table:table-cell table:style-name="ce1" office:value-type="float" office:value="0.305435556222855" calcext:value-type="float">
            <text:p>0.3054355562</text:p>
          </table:table-cell>
          <table:table-cell table:style-name="ce1" office:value-type="float" office:value="0.183554107728987" calcext:value-type="float">
            <text:p>0.1835541077</text:p>
          </table:table-cell>
          <table:table-cell table:style-name="ce1" office:value-type="float" office:value="0.365532200065736" calcext:value-type="float">
            <text:p>0.3655322001</text:p>
          </table:table-cell>
          <table:table-cell table:style-name="ce1" office:value-type="float" office:value="0.189767566002092" calcext:value-type="float">
            <text:p>0.189767566</text:p>
          </table:table-cell>
          <table:table-cell table:style-name="ce1" office:value-type="float" office:value="0.0806184076731844" calcext:value-type="float">
            <text:p>0.0806184077</text:p>
          </table:table-cell>
          <table:table-cell table:style-name="ce1" office:value-type="float" office:value="0.336518748585771" calcext:value-type="float">
            <text:p>0.3365187486</text:p>
          </table:table-cell>
          <table:table-cell table:style-name="ce1" office:value-type="float" office:value="0.105310796368814" calcext:value-type="float">
            <text:p>0.1053107964</text:p>
          </table:table-cell>
          <table:table-cell table:style-name="ce1" office:value-type="float" office:value="0.0657720100649613" calcext:value-type="float">
            <text:p>0.0657720101</text:p>
          </table:table-cell>
          <table:table-cell table:style-name="ce1" office:value-type="float" office:value="0.171415721085669" calcext:value-type="float">
            <text:p>0.1714157211</text:p>
          </table:table-cell>
          <table:table-cell table:style-name="ce1" office:value-type="float" office:value="0.028442890841439" calcext:value-type="float">
            <text:p>0.0284428908</text:p>
          </table:table-cell>
          <table:table-cell table:style-name="ce1" office:value-type="float" office:value="0.0868928529156633" calcext:value-type="float">
            <text:p>0.0868928529</text:p>
          </table:table-cell>
          <table:table-cell table:style-name="ce1" office:value-type="float" office:value="0.245700407959335" calcext:value-type="float">
            <text:p>0.245700408</text:p>
          </table:table-cell>
          <table:table-cell table:style-name="ce1" office:value-type="float" office:value="0.171415721085669" calcext:value-type="float">
            <text:p>0.1714157211</text:p>
          </table:table-cell>
          <table:table-cell table:style-name="ce1" office:value-type="float" office:value="0.132344725459572" calcext:value-type="float">
            <text:p>0.1323447255</text:p>
          </table:table-cell>
          <table:table-cell table:style-name="ce1" office:value-type="float" office:value="0.0743803984665953" calcext:value-type="float">
            <text:p>0.0743803985</text:p>
          </table:table-cell>
          <table:table-cell table:style-name="ce1" office:value-type="float" office:value="0.306358701383755" calcext:value-type="float">
            <text:p>0.3063587014</text:p>
          </table:table-cell>
          <table:table-cell table:style-name="ce1" office:value-type="float" office:value="0.116677391184469" calcext:value-type="float">
            <text:p>0.1166773912</text:p>
          </table:table-cell>
          <table:table-cell table:style-name="ce1" office:value-type="float" office:value="0.273719243185585" calcext:value-type="float">
            <text:p>0.2737192432</text:p>
          </table:table-cell>
          <table:table-cell table:style-name="ce1" office:value-type="float" office:value="0.329138524858238" calcext:value-type="float">
            <text:p>0.3291385249</text:p>
          </table:table-cell>
          <table:table-cell table:style-name="ce1" office:value-type="float" office:value="0.0125724636613525" calcext:value-type="float">
            <text:p>0.0125724637</text:p>
          </table:table-cell>
          <table:table-cell table:style-name="ce1" office:value-type="float" office:value="0.206650666270859" calcext:value-type="float">
            <text:p>0.2066506663</text:p>
          </table:table-cell>
          <table:table-cell table:style-name="ce1" office:value-type="float" office:value="0.229795342125536" calcext:value-type="float">
            <text:p>0.2297953421</text:p>
          </table:table-cell>
          <table:table-cell table:style-name="ce1" office:value-type="float" office:value="0.236097442439932" calcext:value-type="float">
            <text:p>0.2360974424</text:p>
          </table:table-cell>
          <table:table-cell table:style-name="ce1" office:value-type="float" office:value="0.0620033409759142" calcext:value-type="float">
            <text:p>0.062003341</text:p>
          </table:table-cell>
          <table:table-cell table:style-name="ce1" office:value-type="float" office:value="0.36850494048241" calcext:value-type="float">
            <text:p>0.3685049405</text:p>
          </table:table-cell>
          <table:table-cell table:style-name="ce1" office:value-type="float" office:value="0.256481734341888" calcext:value-type="float">
            <text:p>0.2564817343</text:p>
          </table:table-cell>
          <table:table-cell table:style-name="ce1" office:value-type="float" office:value="0.424282115121412" calcext:value-type="float">
            <text:p>0.4242821151</text:p>
          </table:table-cell>
          <table:table-cell table:style-name="ce1" office:value-type="float" office:value="0.0462808133126316" calcext:value-type="float">
            <text:p>0.0462808133</text:p>
          </table:table-cell>
          <table:table-cell table:style-name="ce1" office:value-type="float" office:value="0.258395146209534" calcext:value-type="float">
            <text:p>0.2583951462</text:p>
          </table:table-cell>
          <table:table-cell table:style-name="ce1" office:value-type="float" office:value="0.159569741763821" calcext:value-type="float">
            <text:p>0.1595697418</text:p>
          </table:table-cell>
          <table:table-cell table:style-name="ce1" office:value-type="float" office:value="0.595419847725398" calcext:value-type="float">
            <text:p>0.5954198477</text:p>
          </table:table-cell>
          <table:table-cell table:style-name="ce1" office:value-type="float" office:value="0.0269190951029083" calcext:value-type="float">
            <text:p>0.0269190951</text:p>
          </table:table-cell>
          <table:table-cell table:style-name="ce1" office:value-type="float" office:value="0.0947423371889563" calcext:value-type="float">
            <text:p>0.0947423372</text:p>
          </table:table-cell>
          <table:table-cell table:style-name="ce1" office:value-type="float" office:value="0.148322828587367" calcext:value-type="float">
            <text:p>0.1483228286</text:p>
          </table:table-cell>
          <table:table-cell table:style-name="ce1" office:value-type="float" office:value="0.176815070787222" calcext:value-type="float">
            <text:p>0.1768150708</text:p>
          </table:table-cell>
          <table:table-cell table:style-name="ce1" office:value-type="float" office:value="0.180537917925214" calcext:value-type="float">
            <text:p>0.1805379179</text:p>
          </table:table-cell>
          <table:table-cell table:style-name="ce1" office:value-type="float" office:value="0.323818056743853" calcext:value-type="float">
            <text:p>0.3238180567</text:p>
          </table:table-cell>
          <table:table-cell table:style-name="ce1" office:value-type="float" office:value="0.245906315615217" calcext:value-type="float">
            <text:p>0.2459063156</text:p>
          </table:table-cell>
          <table:table-cell table:style-name="ce1" office:value-type="float" office:value="0.0924682493485969" calcext:value-type="float">
            <text:p>0.0924682493</text:p>
          </table:table-cell>
          <table:table-cell table:style-name="ce1" office:value-type="float" office:value="0.0907140439683787" calcext:value-type="float">
            <text:p>0.090714044</text:p>
          </table:table-cell>
          <table:table-cell table:style-name="ce1" office:value-type="float" office:value="0.134935507977714" calcext:value-type="float">
            <text:p>0.134935508</text:p>
          </table:table-cell>
          <table:table-cell table:style-name="ce1" office:value-type="float" office:value="0.0791922779611423" calcext:value-type="float">
            <text:p>0.079192278</text:p>
          </table:table-cell>
          <table:table-cell table:style-name="ce1" office:value-type="float" office:value="0.211720839875918" calcext:value-type="float">
            <text:p>0.2117208399</text:p>
          </table:table-cell>
          <table:table-cell table:style-name="ce1" office:value-type="float" office:value="0.215206966833715" calcext:value-type="float">
            <text:p>0.2152069668</text:p>
          </table:table-cell>
          <table:table-cell table:style-name="ce1" office:value-type="float" office:value="0.0276121567882149" calcext:value-type="float">
            <text:p>0.0276121568</text:p>
          </table:table-cell>
          <table:table-cell table:style-name="ce1" office:value-type="float" office:value="0.233146385273142" calcext:value-type="float">
            <text:p>0.2331463853</text:p>
          </table:table-cell>
          <table:table-cell table:style-name="ce1" office:value-type="float" office:value="0.310096452413539" calcext:value-type="float">
            <text:p>0.3100964524</text:p>
          </table:table-cell>
          <table:table-cell table:style-name="ce1" office:value-type="float" office:value="0.37518732315264" calcext:value-type="float">
            <text:p>0.3751873232</text:p>
          </table:table-cell>
          <table:table-cell table:style-name="ce1" office:value-type="float" office:value="0.189767566002092" calcext:value-type="float">
            <text:p>0.189767566</text:p>
          </table:table-cell>
          <table:table-cell table:style-name="ce1" office:value-type="float" office:value="0.126648195786797" calcext:value-type="float">
            <text:p>0.1266481958</text:p>
          </table:table-cell>
          <table:table-cell table:style-name="ce1" office:value-type="float" office:value="0.150537721434712" calcext:value-type="float">
            <text:p>0.1505377214</text:p>
          </table:table-cell>
          <table:table-cell table:style-name="ce1" office:value-type="float" office:value="0.0834460874843213" calcext:value-type="float">
            <text:p>0.0834460875</text:p>
          </table:table-cell>
          <table:table-cell table:style-name="ce1" office:value-type="float" office:value="0.197931885126902" calcext:value-type="float">
            <text:p>0.1979318851</text:p>
          </table:table-cell>
          <table:table-cell table:style-name="ce1" office:value-type="float" office:value="0.245700407959335" calcext:value-type="float">
            <text:p>0.245700408</text:p>
          </table:table-cell>
          <table:table-cell table:style-name="ce1" office:value-type="float" office:value="0.195906944534502" calcext:value-type="float">
            <text:p>0.1959069445</text:p>
          </table:table-cell>
          <table:table-cell table:style-name="ce1" office:value-type="float" office:value="0.031367079251552" calcext:value-type="float">
            <text:p>0.0313670793</text:p>
          </table:table-cell>
          <table:table-cell table:style-name="ce1" office:value-type="float" office:value="0.197931885126902" calcext:value-type="float">
            <text:p>0.1979318851</text:p>
          </table:table-cell>
          <table:table-cell table:style-name="ce1" office:value-type="float" office:value="0.312812538600305" calcext:value-type="float">
            <text:p>0.3128125386</text:p>
          </table:table-cell>
          <table:table-cell table:style-name="ce1" office:value-type="float" office:value="0.0684143644196577" calcext:value-type="float">
            <text:p>0.0684143644</text:p>
          </table:table-cell>
          <table:table-cell table:style-name="ce1" office:value-type="float" office:value="0.0727743096459121" calcext:value-type="float">
            <text:p>0.0727743096</text:p>
          </table:table-cell>
          <table:table-cell table:style-name="ce1" office:value-type="float" office:value="0.273719243185585" calcext:value-type="float">
            <text:p>0.2737192432</text:p>
          </table:table-cell>
          <table:table-cell table:style-name="ce1" office:value-type="float" office:value="0.183554107728987" calcext:value-type="float">
            <text:p>0.1835541077</text:p>
          </table:table-cell>
          <table:table-cell table:number-columns-repeated="22"/>
        </table:table-row>
        <table:table-row table:style-name="ro1">
          <table:table-cell table:style-name="ce1" office:value-type="float" office:value="0.424282115121412" calcext:value-type="float">
            <text:p>0.4242821151</text:p>
          </table:table-cell>
          <table:table-cell table:style-name="ce1" office:value-type="float" office:value="0.0805363918347373" calcext:value-type="float">
            <text:p>0.0805363918</text:p>
          </table:table-cell>
          <table:table-cell table:style-name="ce1" office:value-type="float" office:value="0.306358701383755" calcext:value-type="float">
            <text:p>0.3063587014</text:p>
          </table:table-cell>
          <table:table-cell table:style-name="ce1" office:value-type="float" office:value="0.0983108551319942" calcext:value-type="float">
            <text:p>0.0983108551</text:p>
          </table:table-cell>
          <table:table-cell table:style-name="ce1" office:value-type="float" office:value="0.173343955251749" calcext:value-type="float">
            <text:p>0.1733439553</text:p>
          </table:table-cell>
          <table:table-cell table:style-name="ce1" office:value-type="float" office:value="0.0947423371889563" calcext:value-type="float">
            <text:p>0.0947423372</text:p>
          </table:table-cell>
          <table:table-cell table:style-name="ce1" office:value-type="float" office:value="0.205760542305484" calcext:value-type="float">
            <text:p>0.2057605423</text:p>
          </table:table-cell>
          <table:table-cell table:style-name="ce1" office:value-type="float" office:value="0.101087658629339" calcext:value-type="float">
            <text:p>0.1010876586</text:p>
          </table:table-cell>
          <table:table-cell table:style-name="ce1" office:value-type="float" office:value="0.245906315615217" calcext:value-type="float">
            <text:p>0.2459063156</text:p>
          </table:table-cell>
          <table:table-cell table:style-name="ce1" office:value-type="float" office:value="0.0379093960159467" calcext:value-type="float">
            <text:p>0.037909396</text:p>
          </table:table-cell>
          <table:table-cell table:style-name="ce1" office:value-type="float" office:value="0.595419847725398" calcext:value-type="float">
            <text:p>0.5954198477</text:p>
          </table:table-cell>
          <table:table-cell table:style-name="ce1" office:value-type="float" office:value="0.345009887703036" calcext:value-type="float">
            <text:p>0.3450098877</text:p>
          </table:table-cell>
          <table:table-cell table:style-name="ce1" office:value-type="float" office:value="0.229689716548249" calcext:value-type="float">
            <text:p>0.2296897165</text:p>
          </table:table-cell>
          <table:table-cell table:style-name="ce1" office:value-type="float" office:value="0.105339671431049" calcext:value-type="float">
            <text:p>0.1053396714</text:p>
          </table:table-cell>
          <table:table-cell table:style-name="ce1" office:value-type="float" office:value="0.189960157824186" calcext:value-type="float">
            <text:p>0.1899601578</text:p>
          </table:table-cell>
          <table:table-cell table:style-name="ce1" office:value-type="float" office:value="0.191673775310939" calcext:value-type="float">
            <text:p>0.1916737753</text:p>
          </table:table-cell>
          <table:table-cell table:style-name="ce1" office:value-type="float" office:value="0.211415796529637" calcext:value-type="float">
            <text:p>0.2114157965</text:p>
          </table:table-cell>
          <table:table-cell table:style-name="ce1" office:value-type="float" office:value="0.0125724636613525" calcext:value-type="float">
            <text:p>0.0125724637</text:p>
          </table:table-cell>
          <table:table-cell table:style-name="ce1" office:value-type="float" office:value="0.129667307436358" calcext:value-type="float">
            <text:p>0.1296673074</text:p>
          </table:table-cell>
          <table:table-cell table:style-name="ce1" office:value-type="float" office:value="0.229795342125536" calcext:value-type="float">
            <text:p>0.2297953421</text:p>
          </table:table-cell>
          <table:table-cell table:style-name="ce1" office:value-type="float" office:value="0.17553371119509" calcext:value-type="float">
            <text:p>0.1755337112</text:p>
          </table:table-cell>
          <table:table-cell table:style-name="ce1" office:value-type="float" office:value="0.171770822658567" calcext:value-type="float">
            <text:p>0.1717708227</text:p>
          </table:table-cell>
          <table:table-cell table:style-name="ce1" office:value-type="float" office:value="0.236097442439932" calcext:value-type="float">
            <text:p>0.2360974424</text:p>
          </table:table-cell>
          <table:table-cell table:style-name="ce1" office:value-type="float" office:value="0.0379093960159467" calcext:value-type="float">
            <text:p>0.037909396</text:p>
          </table:table-cell>
          <table:table-cell table:style-name="ce1" office:value-type="float" office:value="0.242055124622113" calcext:value-type="float">
            <text:p>0.2420551246</text:p>
          </table:table-cell>
          <table:table-cell table:style-name="ce1" office:value-type="float" office:value="0.147422993778617" calcext:value-type="float">
            <text:p>0.1474229938</text:p>
          </table:table-cell>
          <table:table-cell table:style-name="ce1" office:value-type="float" office:value="0.0983108551319942" calcext:value-type="float">
            <text:p>0.0983108551</text:p>
          </table:table-cell>
          <table:table-cell table:style-name="ce1" office:value-type="float" office:value="0.0947423371889563" calcext:value-type="float">
            <text:p>0.0947423372</text:p>
          </table:table-cell>
          <table:table-cell table:style-name="ce1" office:value-type="float" office:value="0.189960157824186" calcext:value-type="float">
            <text:p>0.1899601578</text:p>
          </table:table-cell>
          <table:table-cell table:style-name="ce1" office:value-type="float" office:value="0.430341912535497" calcext:value-type="float">
            <text:p>0.4303419125</text:p>
          </table:table-cell>
          <table:table-cell table:style-name="ce1" office:value-type="float" office:value="0.205760542305484" calcext:value-type="float">
            <text:p>0.2057605423</text:p>
          </table:table-cell>
          <table:table-cell table:style-name="ce1" office:value-type="float" office:value="0.211415796529637" calcext:value-type="float">
            <text:p>0.2114157965</text:p>
          </table:table-cell>
          <table:table-cell table:style-name="ce1" office:value-type="float" office:value="0.168532907165776" calcext:value-type="float">
            <text:p>0.1685329072</text:p>
          </table:table-cell>
          <table:table-cell table:style-name="ce1" office:value-type="float" office:value="0.171415721085669" calcext:value-type="float">
            <text:p>0.1714157211</text:p>
          </table:table-cell>
          <table:table-cell table:style-name="ce1" office:value-type="float" office:value="0.0567493072007171" calcext:value-type="float">
            <text:p>0.0567493072</text:p>
          </table:table-cell>
          <table:table-cell table:style-name="ce1" office:value-type="float" office:value="0.06793346582866" calcext:value-type="float">
            <text:p>0.0679334658</text:p>
          </table:table-cell>
          <table:table-cell table:style-name="ce1" office:value-type="float" office:value="0.0368981081902455" calcext:value-type="float">
            <text:p>0.0368981082</text:p>
          </table:table-cell>
          <table:table-cell table:style-name="ce1" office:value-type="float" office:value="0.36850494048241" calcext:value-type="float">
            <text:p>0.3685049405</text:p>
          </table:table-cell>
          <table:table-cell table:style-name="ce1" office:value-type="float" office:value="0.0771116799038869" calcext:value-type="float">
            <text:p>0.0771116799</text:p>
          </table:table-cell>
          <table:table-cell table:style-name="ce1" office:value-type="float" office:value="0.478792925250234" calcext:value-type="float">
            <text:p>0.4787929253</text:p>
          </table:table-cell>
          <table:table-cell table:style-name="ce1" office:value-type="float" office:value="0.284060612404641" calcext:value-type="float">
            <text:p>0.2840606124</text:p>
          </table:table-cell>
          <table:table-cell table:style-name="ce1" office:value-type="float" office:value="0.229689716548249" calcext:value-type="float">
            <text:p>0.2296897165</text:p>
          </table:table-cell>
          <table:table-cell table:style-name="ce1" office:value-type="float" office:value="0.0477716242600012" calcext:value-type="float">
            <text:p>0.0477716243</text:p>
          </table:table-cell>
          <table:table-cell table:style-name="ce1" office:value-type="float" office:value="0.105310796368814" calcext:value-type="float">
            <text:p>0.1053107964</text:p>
          </table:table-cell>
          <table:table-cell table:style-name="ce1" office:value-type="float" office:value="0.031367079251552" calcext:value-type="float">
            <text:p>0.0313670793</text:p>
          </table:table-cell>
          <table:table-cell table:style-name="ce1" office:value-type="float" office:value="0.0907140439683787" calcext:value-type="float">
            <text:p>0.090714044</text:p>
          </table:table-cell>
          <table:table-cell table:style-name="ce1" office:value-type="float" office:value="0.0567493072007171" calcext:value-type="float">
            <text:p>0.0567493072</text:p>
          </table:table-cell>
          <table:table-cell table:style-name="ce1" office:value-type="float" office:value="0.204406803467185" calcext:value-type="float">
            <text:p>0.2044068035</text:p>
          </table:table-cell>
          <table:table-cell table:style-name="ce1" office:value-type="float" office:value="0.0620033409759142" calcext:value-type="float">
            <text:p>0.062003341</text:p>
          </table:table-cell>
          <table:table-cell table:style-name="ce1" office:value-type="float" office:value="0.189960157824186" calcext:value-type="float">
            <text:p>0.1899601578</text:p>
          </table:table-cell>
          <table:table-cell table:style-name="ce1" office:value-type="float" office:value="0.0462808133126316" calcext:value-type="float">
            <text:p>0.0462808133</text:p>
          </table:table-cell>
          <table:table-cell table:style-name="ce1" office:value-type="float" office:value="0.22326925586588" calcext:value-type="float">
            <text:p>0.2232692559</text:p>
          </table:table-cell>
          <table:table-cell table:style-name="ce1" office:value-type="float" office:value="0.148322828587367" calcext:value-type="float">
            <text:p>0.1483228286</text:p>
          </table:table-cell>
          <table:table-cell table:style-name="ce1" office:value-type="float" office:value="0.211415796529637" calcext:value-type="float">
            <text:p>0.2114157965</text:p>
          </table:table-cell>
          <table:table-cell table:style-name="ce1" office:value-type="float" office:value="0.21482069209598" calcext:value-type="float">
            <text:p>0.2148206921</text:p>
          </table:table-cell>
          <table:table-cell table:style-name="ce1" office:value-type="float" office:value="0.129667307436358" calcext:value-type="float">
            <text:p>0.1296673074</text:p>
          </table:table-cell>
          <table:table-cell table:style-name="ce1" office:value-type="float" office:value="0.0657720100649613" calcext:value-type="float">
            <text:p>0.0657720101</text:p>
          </table:table-cell>
          <table:table-cell table:style-name="ce1" office:value-type="float" office:value="0.0983108551319942" calcext:value-type="float">
            <text:p>0.0983108551</text:p>
          </table:table-cell>
          <table:table-cell table:style-name="ce1" office:value-type="float" office:value="0.206878772621444" calcext:value-type="float">
            <text:p>0.2068787726</text:p>
          </table:table-cell>
          <table:table-cell table:style-name="ce1" office:value-type="float" office:value="0.195906944534502" calcext:value-type="float">
            <text:p>0.1959069445</text:p>
          </table:table-cell>
          <table:table-cell table:style-name="ce1" office:value-type="float" office:value="0.37518732315264" calcext:value-type="float">
            <text:p>0.3751873232</text:p>
          </table:table-cell>
          <table:table-cell table:style-name="ce1" office:value-type="float" office:value="0.153458486791897" calcext:value-type="float">
            <text:p>0.1534584868</text:p>
          </table:table-cell>
          <table:table-cell table:style-name="ce1" office:value-type="float" office:value="0.242055124622113" calcext:value-type="float">
            <text:p>0.2420551246</text:p>
          </table:table-cell>
          <table:table-cell table:style-name="ce1" office:value-type="float" office:value="0.0801743806372111" calcext:value-type="float">
            <text:p>0.0801743806</text:p>
          </table:table-cell>
          <table:table-cell table:style-name="ce1" office:value-type="float" office:value="0.360408344189726" calcext:value-type="float">
            <text:p>0.3604083442</text:p>
          </table:table-cell>
          <table:table-cell table:style-name="ce1" office:value-type="float" office:value="0.229689716548249" calcext:value-type="float">
            <text:p>0.2296897165</text:p>
          </table:table-cell>
          <table:table-cell table:style-name="ce1" office:value-type="float" office:value="0.0671436061768484" calcext:value-type="float">
            <text:p>0.0671436062</text:p>
          </table:table-cell>
          <table:table-cell table:style-name="ce1" office:value-type="float" office:value="0.289045759881422" calcext:value-type="float">
            <text:p>0.2890457599</text:p>
          </table:table-cell>
          <table:table-cell table:number-columns-repeated="2" table:style-name="ce1" office:value-type="float" office:value="0.0648945725453619" calcext:value-type="float">
            <text:p>0.0648945725</text:p>
          </table:table-cell>
          <table:table-cell table:style-name="ce1" office:value-type="float" office:value="0.168532907165776" calcext:value-type="float">
            <text:p>0.1685329072</text:p>
          </table:table-cell>
          <table:table-cell table:style-name="ce1" office:value-type="float" office:value="0.0368981081902455" calcext:value-type="float">
            <text:p>0.0368981082</text:p>
          </table:table-cell>
          <table:table-cell table:style-name="ce1" office:value-type="float" office:value="0.229689716548249" calcext:value-type="float">
            <text:p>0.2296897165</text:p>
          </table:table-cell>
          <table:table-cell table:style-name="ce1" office:value-type="float" office:value="0.17125545843323" calcext:value-type="float">
            <text:p>0.1712554584</text:p>
          </table:table-cell>
          <table:table-cell table:style-name="ce1" office:value-type="float" office:value="0.133535062204129" calcext:value-type="float">
            <text:p>0.1335350622</text:p>
          </table:table-cell>
          <table:table-cell table:style-name="ce1" office:value-type="float" office:value="0.0368981081902455" calcext:value-type="float">
            <text:p>0.0368981082</text:p>
          </table:table-cell>
          <table:table-cell table:style-name="ce1" office:value-type="float" office:value="0.196073291634639" calcext:value-type="float">
            <text:p>0.1960732916</text:p>
          </table:table-cell>
          <table:table-cell table:style-name="ce1" office:value-type="float" office:value="0.198835281882691" calcext:value-type="float">
            <text:p>0.1988352819</text:p>
          </table:table-cell>
          <table:table-cell table:style-name="ce1" office:value-type="float" office:value="0.028442890841439" calcext:value-type="float">
            <text:p>0.0284428908</text:p>
          </table:table-cell>
          <table:table-cell table:style-name="ce1" office:value-type="float" office:value="0.119160490264352" calcext:value-type="float">
            <text:p>0.1191604903</text:p>
          </table:table-cell>
          <table:table-cell table:style-name="ce1" office:value-type="float" office:value="0.0168658140094035" calcext:value-type="float">
            <text:p>0.016865814</text:p>
          </table:table-cell>
          <table:table-cell table:style-name="ce1" office:value-type="float" office:value="0.122529654874075" calcext:value-type="float">
            <text:p>0.1225296549</text:p>
          </table:table-cell>
          <table:table-cell table:style-name="ce1" office:value-type="float" office:value="0.131991815413259" calcext:value-type="float">
            <text:p>0.1319918154</text:p>
          </table:table-cell>
          <table:table-cell table:style-name="ce1" office:value-type="float" office:value="0.0461787867012209" calcext:value-type="float">
            <text:p>0.0461787867</text:p>
          </table:table-cell>
          <table:table-cell table:style-name="ce1" office:value-type="float" office:value="0.00524863881081478" calcext:value-type="float">
            <text:p>0.0052486388</text:p>
          </table:table-cell>
          <table:table-cell table:style-name="ce1" office:value-type="float" office:value="0.137156014330274" calcext:value-type="float">
            <text:p>0.1371560143</text:p>
          </table:table-cell>
          <table:table-cell table:style-name="ce1" office:value-type="float" office:value="0.310096452413539" calcext:value-type="float">
            <text:p>0.3100964524</text:p>
          </table:table-cell>
          <table:table-cell table:style-name="ce1" office:value-type="float" office:value="0.197237376753379" calcext:value-type="float">
            <text:p>0.1972373768</text:p>
          </table:table-cell>
          <table:table-cell table:number-columns-repeated="22"/>
        </table:table-row>
        <table:table-row table:style-name="ro1">
          <table:table-cell table:style-name="ce1" office:value-type="float" office:value="0.171415721085669" calcext:value-type="float">
            <text:p>0.1714157211</text:p>
          </table:table-cell>
          <table:table-cell table:style-name="ce1" office:value-type="float" office:value="0.22326925586588" calcext:value-type="float">
            <text:p>0.2232692559</text:p>
          </table:table-cell>
          <table:table-cell table:style-name="ce1" office:value-type="float" office:value="0.0556459750091815" calcext:value-type="float">
            <text:p>0.055645975</text:p>
          </table:table-cell>
          <table:table-cell table:style-name="ce1" office:value-type="float" office:value="0.289045759881422" calcext:value-type="float">
            <text:p>0.2890457599</text:p>
          </table:table-cell>
          <table:table-cell table:style-name="ce1" office:value-type="float" office:value="0.168532907165776" calcext:value-type="float">
            <text:p>0.1685329072</text:p>
          </table:table-cell>
          <table:table-cell table:style-name="ce1" office:value-type="float" office:value="0.183554107728987" calcext:value-type="float">
            <text:p>0.1835541077</text:p>
          </table:table-cell>
          <table:table-cell table:style-name="ce1" office:value-type="float" office:value="0.033438282928069" calcext:value-type="float">
            <text:p>0.0334382829</text:p>
          </table:table-cell>
          <table:table-cell table:style-name="ce1" office:value-type="float" office:value="0.0307588946052318" calcext:value-type="float">
            <text:p>0.0307588946</text:p>
          </table:table-cell>
          <table:table-cell table:style-name="ce1" office:value-type="float" office:value="0.202679087637512" calcext:value-type="float">
            <text:p>0.2026790876</text:p>
          </table:table-cell>
          <table:table-cell table:style-name="ce1" office:value-type="float" office:value="0.0771116799038869" calcext:value-type="float">
            <text:p>0.0771116799</text:p>
          </table:table-cell>
          <table:table-cell table:style-name="ce1" office:value-type="float" office:value="0.323818056743853" calcext:value-type="float">
            <text:p>0.3238180567</text:p>
          </table:table-cell>
          <table:table-cell table:style-name="ce1" office:value-type="float" office:value="0.0307588946052318" calcext:value-type="float">
            <text:p>0.0307588946</text:p>
          </table:table-cell>
          <table:table-cell table:style-name="ce1" office:value-type="float" office:value="0.0648945725453619" calcext:value-type="float">
            <text:p>0.0648945725</text:p>
          </table:table-cell>
          <table:table-cell table:style-name="ce1" office:value-type="float" office:value="0.210228073359706" calcext:value-type="float">
            <text:p>0.2102280734</text:p>
          </table:table-cell>
          <table:table-cell table:style-name="ce1" office:value-type="float" office:value="0.150537721434712" calcext:value-type="float">
            <text:p>0.1505377214</text:p>
          </table:table-cell>
          <table:table-cell table:style-name="ce1" office:value-type="float" office:value="0.229689716548249" calcext:value-type="float">
            <text:p>0.2296897165</text:p>
          </table:table-cell>
          <table:table-cell table:style-name="ce1" office:value-type="float" office:value="0.0170921442901666" calcext:value-type="float">
            <text:p>0.0170921443</text:p>
          </table:table-cell>
          <table:table-cell table:style-name="ce1" office:value-type="float" office:value="0.143083920779884" calcext:value-type="float">
            <text:p>0.1430839208</text:p>
          </table:table-cell>
          <table:table-cell table:style-name="ce1" office:value-type="float" office:value="0.197931885126902" calcext:value-type="float">
            <text:p>0.1979318851</text:p>
          </table:table-cell>
          <table:table-cell table:style-name="ce1" office:value-type="float" office:value="0.18908627091038" calcext:value-type="float">
            <text:p>0.1890862709</text:p>
          </table:table-cell>
          <table:table-cell table:style-name="ce1" office:value-type="float" office:value="0.0567493072007171" calcext:value-type="float">
            <text:p>0.0567493072</text:p>
          </table:table-cell>
          <table:table-cell table:style-name="ce1" office:value-type="float" office:value="0.132344725459572" calcext:value-type="float">
            <text:p>0.1323447255</text:p>
          </table:table-cell>
          <table:table-cell table:style-name="ce1" office:value-type="float" office:value="0.122529654874075" calcext:value-type="float">
            <text:p>0.1225296549</text:p>
          </table:table-cell>
          <table:table-cell table:style-name="ce1" office:value-type="float" office:value="0.233146385273142" calcext:value-type="float">
            <text:p>0.2331463853</text:p>
          </table:table-cell>
          <table:table-cell table:style-name="ce1" office:value-type="float" office:value="0.132344725459572" calcext:value-type="float">
            <text:p>0.1323447255</text:p>
          </table:table-cell>
          <table:table-cell table:style-name="ce1" office:value-type="float" office:value="0.0379093960159467" calcext:value-type="float">
            <text:p>0.037909396</text:p>
          </table:table-cell>
          <table:table-cell table:style-name="ce1" office:value-type="float" office:value="0.259144622702346" calcext:value-type="float">
            <text:p>0.2591446227</text:p>
          </table:table-cell>
          <table:table-cell table:style-name="ce1" office:value-type="float" office:value="0.196073291634639" calcext:value-type="float">
            <text:p>0.1960732916</text:p>
          </table:table-cell>
          <table:table-cell table:style-name="ce1" office:value-type="float" office:value="0.0461787867012209" calcext:value-type="float">
            <text:p>0.0461787867</text:p>
          </table:table-cell>
          <table:table-cell table:style-name="ce1" office:value-type="float" office:value="0.108037411962533" calcext:value-type="float">
            <text:p>0.108037412</text:p>
          </table:table-cell>
          <table:table-cell table:style-name="ce1" office:value-type="float" office:value="0.478792925250234" calcext:value-type="float">
            <text:p>0.4787929253</text:p>
          </table:table-cell>
          <table:table-cell table:style-name="ce1" office:value-type="float" office:value="0.0743803984665953" calcext:value-type="float">
            <text:p>0.0743803985</text:p>
          </table:table-cell>
          <table:table-cell table:style-name="ce1" office:value-type="float" office:value="0.183554107728987" calcext:value-type="float">
            <text:p>0.1835541077</text:p>
          </table:table-cell>
          <table:table-cell table:style-name="ce1" office:value-type="float" office:value="0.210228073359706" calcext:value-type="float">
            <text:p>0.2102280734</text:p>
          </table:table-cell>
          <table:table-cell table:style-name="ce1" office:value-type="float" office:value="0.172753591164644" calcext:value-type="float">
            <text:p>0.1727535912</text:p>
          </table:table-cell>
          <table:table-cell table:style-name="ce1" office:value-type="float" office:value="0.3761935548092" calcext:value-type="float">
            <text:p>0.3761935548</text:p>
          </table:table-cell>
          <table:table-cell table:style-name="ce1" office:value-type="float" office:value="0.289045759881422" calcext:value-type="float">
            <text:p>0.2890457599</text:p>
          </table:table-cell>
          <table:table-cell table:style-name="ce1" office:value-type="float" office:value="0.245700407959335" calcext:value-type="float">
            <text:p>0.245700408</text:p>
          </table:table-cell>
          <table:table-cell table:style-name="ce1" office:value-type="float" office:value="0.236097442439932" calcext:value-type="float">
            <text:p>0.2360974424</text:p>
          </table:table-cell>
          <table:table-cell table:style-name="ce1" office:value-type="float" office:value="0.143083920779884" calcext:value-type="float">
            <text:p>0.1430839208</text:p>
          </table:table-cell>
          <table:table-cell table:style-name="ce1" office:value-type="float" office:value="0.119160490264352" calcext:value-type="float">
            <text:p>0.1191604903</text:p>
          </table:table-cell>
          <table:table-cell table:style-name="ce1" office:value-type="float" office:value="0.031367079251552" calcext:value-type="float">
            <text:p>0.0313670793</text:p>
          </table:table-cell>
          <table:table-cell table:style-name="ce1" office:value-type="float" office:value="0.0461787867012209" calcext:value-type="float">
            <text:p>0.0461787867</text:p>
          </table:table-cell>
          <table:table-cell table:style-name="ce1" office:value-type="float" office:value="0.176815070787222" calcext:value-type="float">
            <text:p>0.1768150708</text:p>
          </table:table-cell>
          <table:table-cell table:style-name="ce1" office:value-type="float" office:value="0.0225705140349359" calcext:value-type="float">
            <text:p>0.022570514</text:p>
          </table:table-cell>
          <table:table-cell table:style-name="ce1" office:value-type="float" office:value="0.205760542305484" calcext:value-type="float">
            <text:p>0.2057605423</text:p>
          </table:table-cell>
          <table:table-cell table:style-name="ce1" office:value-type="float" office:value="0.206650666270859" calcext:value-type="float">
            <text:p>0.2066506663</text:p>
          </table:table-cell>
          <table:table-cell table:style-name="ce1" office:value-type="float" office:value="0.137156014330274" calcext:value-type="float">
            <text:p>0.1371560143</text:p>
          </table:table-cell>
          <table:table-cell table:style-name="ce1" office:value-type="float" office:value="0.0462808133126316" calcext:value-type="float">
            <text:p>0.0462808133</text:p>
          </table:table-cell>
          <table:table-cell table:style-name="ce1" office:value-type="float" office:value="0.028442890841439" calcext:value-type="float">
            <text:p>0.0284428908</text:p>
          </table:table-cell>
          <table:table-cell table:style-name="ce1" office:value-type="float" office:value="0.17553371119509" calcext:value-type="float">
            <text:p>0.1755337112</text:p>
          </table:table-cell>
          <table:table-cell table:style-name="ce1" office:value-type="float" office:value="0.22326925586588" calcext:value-type="float">
            <text:p>0.2232692559</text:p>
          </table:table-cell>
          <table:table-cell table:style-name="ce1" office:value-type="float" office:value="0.172753591164644" calcext:value-type="float">
            <text:p>0.1727535912</text:p>
          </table:table-cell>
          <table:table-cell table:style-name="ce1" office:value-type="float" office:value="0.206650666270859" calcext:value-type="float">
            <text:p>0.2066506663</text:p>
          </table:table-cell>
          <table:table-cell table:style-name="ce1" office:value-type="float" office:value="0.205760542305484" calcext:value-type="float">
            <text:p>0.2057605423</text:p>
          </table:table-cell>
          <table:table-cell table:style-name="ce1" office:value-type="float" office:value="0.595419847725398" calcext:value-type="float">
            <text:p>0.5954198477</text:p>
          </table:table-cell>
          <table:table-cell table:style-name="ce1" office:value-type="float" office:value="0.0462808133126316" calcext:value-type="float">
            <text:p>0.0462808133</text:p>
          </table:table-cell>
          <table:table-cell table:style-name="ce1" office:value-type="float" office:value="0.17125545843323" calcext:value-type="float">
            <text:p>0.1712554584</text:p>
          </table:table-cell>
          <table:table-cell table:style-name="ce1" office:value-type="float" office:value="0.22326925586588" calcext:value-type="float">
            <text:p>0.2232692559</text:p>
          </table:table-cell>
          <table:table-cell table:style-name="ce1" office:value-type="float" office:value="0.0125724636613525" calcext:value-type="float">
            <text:p>0.0125724637</text:p>
          </table:table-cell>
          <table:table-cell table:style-name="ce1" office:value-type="float" office:value="0.15031042277648" calcext:value-type="float">
            <text:p>0.1503104228</text:p>
          </table:table-cell>
          <table:table-cell table:style-name="ce1" office:value-type="float" office:value="0.0771116799038869" calcext:value-type="float">
            <text:p>0.0771116799</text:p>
          </table:table-cell>
          <table:table-cell table:style-name="ce1" office:value-type="float" office:value="0.0868928529156633" calcext:value-type="float">
            <text:p>0.0868928529</text:p>
          </table:table-cell>
          <table:table-cell table:style-name="ce1" office:value-type="float" office:value="0.365055098341595" calcext:value-type="float">
            <text:p>0.3650550983</text:p>
          </table:table-cell>
          <table:table-cell table:number-columns-repeated="2" table:style-name="ce1" office:value-type="float" office:value="0.025569561927462" calcext:value-type="float">
            <text:p>0.0255695619</text:p>
          </table:table-cell>
          <table:table-cell table:style-name="ce1" office:value-type="float" office:value="0.0170921442901666" calcext:value-type="float">
            <text:p>0.0170921443</text:p>
          </table:table-cell>
          <table:table-cell table:style-name="ce1" office:value-type="float" office:value="0.125846633383975" calcext:value-type="float">
            <text:p>0.1258466334</text:p>
          </table:table-cell>
          <table:table-cell table:style-name="ce1" office:value-type="float" office:value="0.129667307436358" calcext:value-type="float">
            <text:p>0.1296673074</text:p>
          </table:table-cell>
          <table:table-cell table:style-name="ce1" office:value-type="float" office:value="0.190538106759113" calcext:value-type="float">
            <text:p>0.1905381068</text:p>
          </table:table-cell>
          <table:table-cell table:style-name="ce1" office:value-type="float" office:value="0.140328008660177" calcext:value-type="float">
            <text:p>0.1403280087</text:p>
          </table:table-cell>
          <table:table-cell table:style-name="ce1" office:value-type="float" office:value="0.17553371119509" calcext:value-type="float">
            <text:p>0.1755337112</text:p>
          </table:table-cell>
          <table:table-cell table:style-name="ce1" office:value-type="float" office:value="0.226342563772661" calcext:value-type="float">
            <text:p>0.2263425638</text:p>
          </table:table-cell>
          <table:table-cell table:style-name="ce1" office:value-type="float" office:value="0.110771510251412" calcext:value-type="float">
            <text:p>0.1107715103</text:p>
          </table:table-cell>
          <table:table-cell table:style-name="ce1" office:value-type="float" office:value="0.273141618657832" calcext:value-type="float">
            <text:p>0.2731416187</text:p>
          </table:table-cell>
          <table:table-cell table:style-name="ce1" office:value-type="float" office:value="0.0125724636613525" calcext:value-type="float">
            <text:p>0.0125724637</text:p>
          </table:table-cell>
          <table:table-cell table:style-name="ce1" office:value-type="float" office:value="0.215206966833715" calcext:value-type="float">
            <text:p>0.2152069668</text:p>
          </table:table-cell>
          <table:table-cell table:style-name="ce1" office:value-type="float" office:value="0.0368981081902455" calcext:value-type="float">
            <text:p>0.0368981082</text:p>
          </table:table-cell>
          <table:table-cell table:style-name="ce1" office:value-type="float" office:value="0.0567493072007171" calcext:value-type="float">
            <text:p>0.0567493072</text:p>
          </table:table-cell>
          <table:table-cell table:style-name="ce1" office:value-type="float" office:value="0.0462808133126316" calcext:value-type="float">
            <text:p>0.0462808133</text:p>
          </table:table-cell>
          <table:table-cell table:style-name="ce1" office:value-type="float" office:value="0.206878772621444" calcext:value-type="float">
            <text:p>0.2068787726</text:p>
          </table:table-cell>
          <table:table-cell table:style-name="ce1" office:value-type="float" office:value="0.311372382705964" calcext:value-type="float">
            <text:p>0.3113723827</text:p>
          </table:table-cell>
          <table:table-cell table:style-name="ce1" office:value-type="float" office:value="0.0907140439683787" calcext:value-type="float">
            <text:p>0.090714044</text:p>
          </table:table-cell>
          <table:table-cell table:style-name="ce1" office:value-type="float" office:value="0.119160490264352" calcext:value-type="float">
            <text:p>0.1191604903</text:p>
          </table:table-cell>
          <table:table-cell table:style-name="ce1" office:value-type="float" office:value="0.183554107728987" calcext:value-type="float">
            <text:p>0.1835541077</text:p>
          </table:table-cell>
          <table:table-cell table:style-name="ce1" office:value-type="float" office:value="0.0801743806372111" calcext:value-type="float">
            <text:p>0.0801743806</text:p>
          </table:table-cell>
          <table:table-cell table:style-name="ce1" office:value-type="float" office:value="0.329138524858238" calcext:value-type="float">
            <text:p>0.3291385249</text:p>
          </table:table-cell>
          <table:table-cell table:style-name="ce1" office:value-type="float" office:value="0.119160490264352" calcext:value-type="float">
            <text:p>0.1191604903</text:p>
          </table:table-cell>
          <table:table-cell table:number-columns-repeated="22"/>
        </table:table-row>
        <table:table-row table:style-name="ro1" table:number-rows-repeated="8">
          <table:table-cell table:number-columns-repeated="1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table:number-columns-repeated="100"/>
        </table:table-row>
        <table:table-row table:style-name="ro1">
          <table:table-cell table:formula="of:=COUNTIF([.$A$4:.$CJ$4];&quot;&gt;=&quot;&amp;[.A$17])" office:value-type="float" office:value="88" calcext:value-type="float">
            <text:p>88</text:p>
          </table:table-cell>
          <table:table-cell table:formula="of:=COUNTIF([.$A$4:.$CJ$4];&quot;&gt;=&quot;&amp;[.B$17])" office:value-type="float" office:value="77" calcext:value-type="float">
            <text:p>77</text:p>
          </table:table-cell>
          <table:table-cell table:formula="of:=COUNTIF([.$A$4:.$CJ$4];&quot;&gt;=&quot;&amp;[.C$17])" office:value-type="float" office:value="57" calcext:value-type="float">
            <text:p>57</text:p>
          </table:table-cell>
          <table:table-cell table:formula="of:=COUNTIF([.$A$4:.$CJ$4];&quot;&gt;=&quot;&amp;[.D$17])" office:value-type="float" office:value="36" calcext:value-type="float">
            <text:p>36</text:p>
          </table:table-cell>
          <table:table-cell table:formula="of:=COUNTIF([.$A$4:.$CJ$4];&quot;&gt;=&quot;&amp;[.E$17])" office:value-type="float" office:value="20" calcext:value-type="float">
            <text:p>20</text:p>
          </table:table-cell>
          <table:table-cell table:formula="of:=COUNTIF([.$A$4:.$CJ$4];&quot;&gt;=&quot;&amp;[.F$17])" office:value-type="float" office:value="12" calcext:value-type="float">
            <text:p>12</text:p>
          </table:table-cell>
          <table:table-cell table:formula="of:=COUNTIF([.$A$4:.$CJ$4];&quot;&gt;=&quot;&amp;[.G$17])" office:value-type="float" office:value="6" calcext:value-type="float">
            <text:p>6</text:p>
          </table:table-cell>
          <table:table-cell table:formula="of:=COUNTIF([.$A$4:.$CJ$4];&quot;&gt;=&quot;&amp;[.H$17])" office:value-type="float" office:value="3" calcext:value-type="float">
            <text:p>3</text:p>
          </table:table-cell>
          <table:table-cell table:formula="of:=COUNTIF([.$A$4:.$CJ$4];&quot;&gt;=&quot;&amp;[.I$17])" office:value-type="float" office:value="1" calcext:value-type="float">
            <text:p>1</text:p>
          </table:table-cell>
          <table:table-cell table:formula="of:=COUNTIF([.$A$4:.$CJ$4];&quot;&gt;=&quot;&amp;[.J$17])" office:value-type="float" office:value="0" calcext:value-type="float">
            <text:p>0</text:p>
          </table:table-cell>
          <table:table-cell table:number-columns-repeated="100"/>
        </table:table-row>
        <table:table-row table:style-name="ro1">
          <table:table-cell table:formula="of:=COUNTIF([.$A$5:.$CJ$5];&quot;&gt;=&quot;&amp;[.A17])" office:value-type="float" office:value="88" calcext:value-type="float">
            <text:p>88</text:p>
          </table:table-cell>
          <table:table-cell table:formula="of:=COUNTIF([.$A$5:.$CJ$5];&quot;&gt;=&quot;&amp;[.B17])" office:value-type="float" office:value="63" calcext:value-type="float">
            <text:p>63</text:p>
          </table:table-cell>
          <table:table-cell table:formula="of:=COUNTIF([.$A$5:.$CJ$5];&quot;&gt;=&quot;&amp;[.C17])" office:value-type="float" office:value="33" calcext:value-type="float">
            <text:p>33</text:p>
          </table:table-cell>
          <table:table-cell table:formula="of:=COUNTIF([.$A$5:.$CJ$5];&quot;&gt;=&quot;&amp;[.D17])" office:value-type="float" office:value="13" calcext:value-type="float">
            <text:p>13</text:p>
          </table:table-cell>
          <table:table-cell table:formula="of:=COUNTIF([.$A$5:.$CJ$5];&quot;&gt;=&quot;&amp;[.E17])" office:value-type="float" office:value="2" calcext:value-type="float">
            <text:p>2</text:p>
          </table:table-cell>
          <table:table-cell table:formula="of:=COUNTIF([.$A$5:.$CJ$5];&quot;&gt;=&quot;&amp;[.F17])" office:value-type="float" office:value="0" calcext:value-type="float">
            <text:p>0</text:p>
          </table:table-cell>
          <table:table-cell table:formula="of:=COUNTIF([.$A$5:.$CJ$5];&quot;&gt;=&quot;&amp;[.G17])" office:value-type="float" office:value="0" calcext:value-type="float">
            <text:p>0</text:p>
          </table:table-cell>
          <table:table-cell table:formula="of:=COUNTIF([.$A$5:.$CJ$5];&quot;&gt;=&quot;&amp;[.H17])" office:value-type="float" office:value="0" calcext:value-type="float">
            <text:p>0</text:p>
          </table:table-cell>
          <table:table-cell table:formula="of:=COUNTIF([.$A$5:.$CJ$5];&quot;&gt;=&quot;&amp;[.I17])" office:value-type="float" office:value="0" calcext:value-type="float">
            <text:p>0</text:p>
          </table:table-cell>
          <table:table-cell table:formula="of:=COUNTIF([.$A$5:.$CJ$5];&quot;&gt;=&quot;&amp;[.J17])" office:value-type="float" office:value="0" calcext:value-type="float">
            <text:p>0</text:p>
          </table:table-cell>
          <table:table-cell table:number-columns-repeated="100"/>
        </table:table-row>
        <table:table-row table:style-name="ro1">
          <table:table-cell table:formula="of:=COUNTIF([.$A$6:.$CJ$6];&quot;&gt;=&quot;&amp;[.A17])" office:value-type="float" office:value="88" calcext:value-type="float">
            <text:p>88</text:p>
          </table:table-cell>
          <table:table-cell table:formula="of:=COUNTIF([.$A$6:.$CJ$6];&quot;&gt;=&quot;&amp;[.B17])" office:value-type="float" office:value="65" calcext:value-type="float">
            <text:p>65</text:p>
          </table:table-cell>
          <table:table-cell table:formula="of:=COUNTIF([.$A$6:.$CJ$6];&quot;&gt;=&quot;&amp;[.C17])" office:value-type="float" office:value="36" calcext:value-type="float">
            <text:p>36</text:p>
          </table:table-cell>
          <table:table-cell table:formula="of:=COUNTIF([.$A$6:.$CJ$6];&quot;&gt;=&quot;&amp;[.D17])" office:value-type="float" office:value="19" calcext:value-type="float">
            <text:p>19</text:p>
          </table:table-cell>
          <table:table-cell table:formula="of:=COUNTIF([.$A$6:.$CJ$6];&quot;&gt;=&quot;&amp;[.E17])" office:value-type="float" office:value="3" calcext:value-type="float">
            <text:p>3</text:p>
          </table:table-cell>
          <table:table-cell table:formula="of:=COUNTIF([.$A$6:.$CJ$6];&quot;&gt;=&quot;&amp;[.F17])" office:value-type="float" office:value="1" calcext:value-type="float">
            <text:p>1</text:p>
          </table:table-cell>
          <table:table-cell table:formula="of:=COUNTIF([.$A$6:.$CJ$6];&quot;&gt;=&quot;&amp;[.G17])" office:value-type="float" office:value="0" calcext:value-type="float">
            <text:p>0</text:p>
          </table:table-cell>
          <table:table-cell table:formula="of:=COUNTIF([.$A$6:.$CJ$6];&quot;&gt;=&quot;&amp;[.H17])" office:value-type="float" office:value="0" calcext:value-type="float">
            <text:p>0</text:p>
          </table:table-cell>
          <table:table-cell table:formula="of:=COUNTIF([.$A$6:.$CJ$6];&quot;&gt;=&quot;&amp;[.I17])" office:value-type="float" office:value="0" calcext:value-type="float">
            <text:p>0</text:p>
          </table:table-cell>
          <table:table-cell table:formula="of:=COUNTIF([.$A$6:.$CJ$6];&quot;&gt;=&quot;&amp;[.J17])" office:value-type="float" office:value="0" calcext:value-type="float">
            <text:p>0</text:p>
          </table:table-cell>
          <table:table-cell table:number-columns-repeated="100"/>
        </table:table-row>
        <table:table-row table:style-name="ro1">
          <table:table-cell table:formula="of:=COUNTIF([.$A$7:.$CJ$7];&quot;&gt;=&quot;&amp;[.A17])" office:value-type="float" office:value="88" calcext:value-type="float">
            <text:p>88</text:p>
          </table:table-cell>
          <table:table-cell table:formula="of:=COUNTIF([.$A$7:.$CJ$7];&quot;&gt;=&quot;&amp;[.B17])" office:value-type="float" office:value="58" calcext:value-type="float">
            <text:p>58</text:p>
          </table:table-cell>
          <table:table-cell table:formula="of:=COUNTIF([.$A$7:.$CJ$7];&quot;&gt;=&quot;&amp;[.C17])" office:value-type="float" office:value="30" calcext:value-type="float">
            <text:p>30</text:p>
          </table:table-cell>
          <table:table-cell table:formula="of:=COUNTIF([.$A$7:.$CJ$7];&quot;&gt;=&quot;&amp;[.D17])" office:value-type="float" office:value="10" calcext:value-type="float">
            <text:p>10</text:p>
          </table:table-cell>
          <table:table-cell table:formula="of:=COUNTIF([.$A$7:.$CJ$7];&quot;&gt;=&quot;&amp;[.E17])" office:value-type="float" office:value="4" calcext:value-type="float">
            <text:p>4</text:p>
          </table:table-cell>
          <table:table-cell table:formula="of:=COUNTIF([.$A$7:.$CJ$7];&quot;&gt;=&quot;&amp;[.F17])" office:value-type="float" office:value="1" calcext:value-type="float">
            <text:p>1</text:p>
          </table:table-cell>
          <table:table-cell table:formula="of:=COUNTIF([.$A$7:.$CJ$7];&quot;&gt;=&quot;&amp;[.G17])" office:value-type="float" office:value="0" calcext:value-type="float">
            <text:p>0</text:p>
          </table:table-cell>
          <table:table-cell table:formula="of:=COUNTIF([.$A$7:.$CJ$7];&quot;&gt;=&quot;&amp;[.H17])" office:value-type="float" office:value="0" calcext:value-type="float">
            <text:p>0</text:p>
          </table:table-cell>
          <table:table-cell table:formula="of:=COUNTIF([.$A$7:.$CJ$7];&quot;&gt;=&quot;&amp;[.I17])" office:value-type="float" office:value="0" calcext:value-type="float">
            <text:p>0</text:p>
          </table:table-cell>
          <table:table-cell table:formula="of:=COUNTIF([.$A$7:.$CJ$7];&quot;&gt;=&quot;&amp;[.J17])" office:value-type="float" office:value="0" calcext:value-type="float">
            <text:p>0</text:p>
          </table:table-cell>
          <table:table-cell table:number-columns-repeated="100"/>
        </table:table-row>
        <table:table-row table:style-name="ro1">
          <table:table-cell table:formula="of:=COUNTIF([.$A$8:.$CJ$8];&quot;&gt;=&quot;&amp;[.A17])" office:value-type="float" office:value="88" calcext:value-type="float">
            <text:p>88</text:p>
          </table:table-cell>
          <table:table-cell table:formula="of:=COUNTIF([.$A$8:.$CJ$8];&quot;&gt;=&quot;&amp;[.B17])" office:value-type="float" office:value="59" calcext:value-type="float">
            <text:p>59</text:p>
          </table:table-cell>
          <table:table-cell table:formula="of:=COUNTIF([.$A$8:.$CJ$8];&quot;&gt;=&quot;&amp;[.C17])" office:value-type="float" office:value="28" calcext:value-type="float">
            <text:p>28</text:p>
          </table:table-cell>
          <table:table-cell table:formula="of:=COUNTIF([.$A$8:.$CJ$8];&quot;&gt;=&quot;&amp;[.D17])" office:value-type="float" office:value="7" calcext:value-type="float">
            <text:p>7</text:p>
          </table:table-cell>
          <table:table-cell table:formula="of:=COUNTIF([.$A$8:.$CJ$8];&quot;&gt;=&quot;&amp;[.E17])" office:value-type="float" office:value="2" calcext:value-type="float">
            <text:p>2</text:p>
          </table:table-cell>
          <table:table-cell table:formula="of:=COUNTIF([.$A$8:.$CJ$8];&quot;&gt;=&quot;&amp;[.F17])" office:value-type="float" office:value="1" calcext:value-type="float">
            <text:p>1</text:p>
          </table:table-cell>
          <table:table-cell table:formula="of:=COUNTIF([.$A$8:.$CJ$8];&quot;&gt;=&quot;&amp;[.G17])" office:value-type="float" office:value="0" calcext:value-type="float">
            <text:p>0</text:p>
          </table:table-cell>
          <table:table-cell table:formula="of:=COUNTIF([.$A$8:.$CJ$8];&quot;&gt;=&quot;&amp;[.H17])" office:value-type="float" office:value="0" calcext:value-type="float">
            <text:p>0</text:p>
          </table:table-cell>
          <table:table-cell table:formula="of:=COUNTIF([.$A$8:.$CJ$8];&quot;&gt;=&quot;&amp;[.I17])" office:value-type="float" office:value="0" calcext:value-type="float">
            <text:p>0</text:p>
          </table:table-cell>
          <table:table-cell table:formula="of:=COUNTIF([.$A$8:.$CJ$8];&quot;&gt;=&quot;&amp;[.J17])" office:value-type="float" office:value="0" calcext:value-type="float">
            <text:p>0</text:p>
          </table:table-cell>
          <table:table-cell table:number-columns-repeated="1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5T21:19:51.427766441</meta:creation-date>
    <dc:date>2018-08-05T22:11:53.069309757</dc:date>
    <meta:editing-duration>PT6M41S</meta:editing-duration>
    <meta:editing-cycles>1</meta:editing-cycles>
    <meta:document-statistic meta:table-count="1" meta:cell-count="500" meta:object-count="0"/>
    <meta:generator>LibreOffice/4.2.8.2$Linux_X86_64 LibreOffice_project/420m0$Build-2</meta:generator>
  </office:meta>
</office:document-meta>
</file>